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Wrapper.MockWrapper( Foo 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Wrapper.getM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Wrapper.do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ResolverTest.mock_resolver_can_unwrap_mocked_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